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82b41" officeooo:paragraph-rsid="00282b41" style:text-blinking="false" style:font-size-asian="13pt" style:font-size-complex="13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a39df" officeooo:paragraph-rsid="002a39df" style:text-blinking="false" style:font-size-asian="13pt" style:font-size-complex="13pt"/>
    </style:style>
    <style:style style:name="P3" style:family="paragraph" style:parent-style-name="Standard">
      <style:text-properties fo:color="#000000" style:font-name="Liberation Sans" fo:font-size="13pt" officeooo:rsid="001970a5" officeooo:paragraph-rsid="001970a5" style:font-size-asian="13pt" style:font-size-complex="13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82b41" officeooo:paragraph-rsid="00282b41" style:text-blinking="false" style:font-size-asian="13pt" style:font-size-complex="13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be3b9" officeooo:paragraph-rsid="002be3b9" style:text-blinking="false" style:font-size-asian="13pt" style:font-size-complex="13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bf619" officeooo:paragraph-rsid="002bf619" style:text-blinking="false" style:font-size-asian="13pt" style:font-size-complex="13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Liberation Sans" fo:font-size="13pt" fo:letter-spacing="normal" fo:font-style="normal" style:text-underline-style="none" fo:font-weight="normal" officeooo:rsid="002cdeea" officeooo:paragraph-rsid="002cdeea" style:text-blinking="false" style:font-size-asian="13pt" style:font-size-complex="13pt"/>
    </style:style>
    <style:style style:name="P8" style:family="paragraph" style:parent-style-name="Heading_20_1">
      <style:paragraph-properties fo:text-align="center" style:justify-single-word="false"/>
      <style:text-properties fo:color="#000000" style:font-name="Liberation Sans" fo:font-size="13pt" fo:font-weight="normal" officeooo:rsid="001970a5" style:font-size-asian="13pt" style:font-weight-asian="normal" style:font-size-complex="13pt" style:font-weight-complex="normal"/>
    </style:style>
    <style:style style:name="T1" style:family="text">
      <style:text-properties officeooo:rsid="002a39df"/>
    </style:style>
    <style:style style:name="T2" style:family="text">
      <style:text-properties officeooo:rsid="002be3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esson Ideas <text:span text:style-name="T1">Spelling</text:span></text:h>
      <text:p text:style-name="P3"/>
      <text:p text:style-name="P2">1.<text:tab/>Separate phonic words from sight words.</text:p>
      <text:p text:style-name="P2">2.<text:tab/>Separate prefixes and suffixes from base word.</text:p>
      <text:p text:style-name="P2">3.<text:tab/>Meaning of prefixes and suffixes.</text:p>
      <text:p text:style-name="P2">4.<text:tab/>Spelling rules.</text:p>
      <text:p text:style-name="P2">5.<text:tab/>Difference in English and American spelling of same word and history of the change.</text:p>
      <text:p text:style-name="P2">6.<text:tab/>Concept of phonic.</text:p>
      <text:p text:style-name="P2">7.<text:tab/>Phonic elements.</text:p>
      <text:p text:style-name="P2">8.<text:tab/>Contrast with other languages that are pure phonic such as Japanese.</text:p>
      <text:p text:style-name="P2">9.<text:tab/>Contrast with pictograph spelling in languages such as Chinese and how people using different languages can use the same pictograph for the same meaning but associate it with a totally different sound.</text:p>
      <text:p text:style-name="P1"/>
      <text:p text:style-name="P1">**********************</text:p>
      <text:p text:style-name="P5">phonic drill</text:p>
      <text:p text:style-name="P5"><text:a xlink:type="simple" xlink:href="https://www.google.com/webhp?sourceid=chrome-instant&amp;ion=1&amp;espv=2&amp;ie=UTF-8#q=phonic%20drill" text:style-name="Internet_20_link" text:visited-style-name="Visited_20_Internet_20_Link">https://www.google.com/webhp?sourceid=chrome-instant&amp;ion=1&amp;espv=2&amp;ie=UTF-8#q=phonic%20drill</text:a></text:p>
      <text:p text:style-name="P5"/>
      <text:p text:style-name="P5"><text:bookmark-start text:name="__DdeLink__2859_904644832"/>match phoneme<text:bookmark-end text:name="__DdeLink__2859_904644832"/> spelling with sound</text:p>
      <text:p text:style-name="P7">have phoneme say its sound as it is being dragged.</text:p>
      <text:p text:style-name="P5"><text:a xlink:type="simple" xlink:href="http://www.dyslexia-reading-well.com/support-files/the-44-phonemes-of-english.pdf" text:style-name="Internet_20_link" text:visited-style-name="Visited_20_Internet_20_Link">http://www.dyslexia-reading-well.com/support-files/the-44-phonemes-of-english.pdf</text:a></text:p>
      <text:p text:style-name="P5"/>
      <text:p text:style-name="P5"><text:a xlink:type="simple" xlink:href="https://en.wikipedia.org/wiki/English_phonology" text:style-name="Internet_20_link" text:visited-style-name="Visited_20_Internet_20_Link">https://en.wikipedia.org/wiki/English_phonology</text:a></text:p>
      <text:p text:style-name="P5"/>
      <text:p text:style-name="P5"><text:a xlink:type="simple" xlink:href="http://www.lancsngfl.ac.uk/curriculum/literacy/lit_site/lit_sites/phonemes_001/" text:style-name="Internet_20_link" text:visited-style-name="Visited_20_Internet_20_Link">http://www.lancsngfl.ac.uk/curriculum/literacy/lit_site/lit_sites/phonemes_001/</text:a></text:p>
      <text:p text:style-name="P5"/>
      <text:p text:style-name="P5"><text:a xlink:type="simple" xlink:href="http://www.boardman.k12.oh.us/userfiles/363/Phonological%20Awareness/44Phonemes.pdf" text:style-name="Internet_20_link" text:visited-style-name="Visited_20_Internet_20_Link">http://www.boardman.k12.oh.us/userfiles/363/Phonological%20Awareness/44Phonemes.pdf</text:a></text:p>
      <text:p text:style-name="P5"/>
      <text:p text:style-name="P5"><text:a xlink:type="simple" xlink:href="https://www.youtube.com/watch?v=xiqUVnXExTQ" text:style-name="Internet_20_link" text:visited-style-name="Visited_20_Internet_20_Link">https://www.youtube.com/watch?v=xiqUVnXExTQ</text:a></text:p>
      <text:p text:style-name="P5"/>
      <text:p text:style-name="P6"><text:a xlink:type="simple" xlink:href="https://www.youtube.com/watch?v=ItPvnEnztyE" text:style-name="Internet_20_link" text:visited-style-name="Visited_20_Internet_20_Link">https://www.youtube.com/watch?v=ItPvnEnztyE</text:a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Verdana" style:font-size-asian="10.5pt" style:language-asian="zh" style:country-asian="CN" style:font-name-complex="Verdan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Verdana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9T05:32:22</meta:creation-date>
    <dc:date>2016-04-18T06:56:21.955070293</dc:date>
    <meta:editing-duration>P8DT20H50M55S</meta:editing-duration>
    <meta:editing-cycles>13</meta:editing-cycles>
    <meta:generator>LibreOffice/5.0.3.2$Linux_X86_64 LibreOffice_project/00m0$Build-2</meta:generator>
    <meta:document-statistic meta:table-count="0" meta:image-count="0" meta:object-count="0" meta:page-count="1" meta:paragraph-count="21" meta:word-count="119" meta:character-count="1151" meta:non-whitespace-character-count="1053"/>
  </office:meta>
</office:document-meta>
</file>